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b66c"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dbb6"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background-color="#ffb66c"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66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9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9">
      <style:table-cell-properties fo:border="0.06pt solid #000000"/>
    </style:style>
    <style:style style:name="ce11" style:family="table-cell" style:parent-style-name="Default" style:data-style-name="N11">
      <style:table-cell-properties fo:border="0.06pt solid #000000"/>
    </style:style>
    <style:style style:name="ce12" style:family="table-cell" style:parent-style-name="Default" style:data-style-name="N11">
      <style:table-cell-properties fo:border="0.06pt solid #000000"/>
      <style:text-properties fo:color="#ff0000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shapes>
          <draw:frame draw:z-index="0" draw:style-name="gr1" draw:text-style-name="P1" svg:width="356.52mm" svg:height="121.12mm" svg:x="150.66mm" svg:y="0mm">
            <draw:object draw:notify-on-update-of-ranges="Sheet1.A1:Sheet1.A1 Sheet1.A2:Sheet1.A20 Sheet1.B1:Sheet1.B1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5.58mm" svg:height="132.53mm" svg:x="203.64mm" svg:y="127.25mm">
            <draw:object draw:notify-on-update-of-ranges="Sheet2.A2:Sheet2.A18 Sheet2.E1:Sheet2.E1 Sheet2.E2:Sheet2.E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valdkond</text:p>
          </table:table-cell>
          <table:table-cell table:style-name="ce6" office:value-type="string" calcext:value-type="string">
            <text:p>brutopal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fo ja side</text:p>
          </table:table-cell>
          <table:table-cell table:style-name="ce7" office:value-type="float" office:value="2181" calcext:value-type="float">
            <text:p>218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nants- ja kindlustustegevus</text:p>
          </table:table-cell>
          <table:table-cell table:style-name="ce7" office:value-type="float" office:value="2066" calcext:value-type="float">
            <text:p>206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ektrienergia, gaasi, auru ja konditsioneeritud õhuga varustamine</text:p>
          </table:table-cell>
          <table:table-cell table:style-name="ce7" office:value-type="float" office:value="1719" calcext:value-type="float">
            <text:p>17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äetööstus</text:p>
          </table:table-cell>
          <table:table-cell table:style-name="ce7"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alik haldus ja riigikaitse; kohustuslik sotsiaalkindlustus</text:p>
          </table:table-cell>
          <table:table-cell table:style-name="ce7" office:value-type="float" office:value="1579" calcext:value-type="float">
            <text:p>15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utse-, teadus- ja tehnikaalane tegevus</text:p>
          </table:table-cell>
          <table:table-cell table:style-name="ce7"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rvishoid ja sotsiaalhoolekanne</text:p>
          </table:table-cell>
          <table:table-cell table:style-name="ce7"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evarustus; kanalisatsioon; jäätme- ja saastekäitlus</text:p>
          </table:table-cell>
          <table:table-cell table:style-name="ce7"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hitus</text:p>
          </table:table-cell>
          <table:table-cell table:style-name="ce7"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eondus ja laondus</text:p>
          </table:table-cell>
          <table:table-cell table:style-name="ce7"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öötlev tööstus</text:p>
          </table:table-cell>
          <table:table-cell table:style-name="ce7"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ulgi- ja jaekaubandus; mootorsõidukite ja mootorrataste remont</text:p>
          </table:table-cell>
          <table:table-cell table:style-name="ce7"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õllumajandus, metsamajandus ja kalapüük</text:p>
          </table:table-cell>
          <table:table-cell table:style-name="ce7"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ridus</text:p>
          </table:table-cell>
          <table:table-cell table:style-name="ce7"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ldus- ja abitegevused</text:p>
          </table:table-cell>
          <table:table-cell table:style-name="ce7" office:value-type="float" office:value="1131" calcext:value-type="float">
            <text:p>113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unst, meelelahutus ja vaba aeg</text:p>
          </table:table-cell>
          <table:table-cell table:style-name="ce7"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innisvaraalane tegevus</text:p>
          </table:table-cell>
          <table:table-cell table:style-name="ce7"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uud teenindavad tegevused</text:p>
          </table:table-cell>
          <table:table-cell table:style-name="ce7"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jutus ja toitlustus</text:p>
          </table:table-cell>
          <table:table-cell table:style-name="ce7"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table:style-name="ce3" table:number-columns-spanned="2" table:number-rows-spanned="1"/>
          <table:covered-table-cell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valdkond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alga-muutus</text:p>
          </table:table-cell>
          <table:table-cell table:style-name="ce8" office:value-type="string" calcext:value-type="string">
            <text:p>muutuse %</text:p>
          </table:table-cell>
        </table:table-row>
        <table:table-row table:style-name="ro1">
          <table:table-cell table:style-name="ce2" office:value-type="string" calcext:value-type="string">
            <text:p>Haridus</text:p>
          </table:table-cell>
          <table:table-cell table:style-name="ce9" office:value-type="currency" office:currency="EUR" office:value="900" calcext:value-type="currency">
            <text:p>900 €</text:p>
          </table:table-cell>
          <table:table-cell table:style-name="ce9" office:value-type="currency" office:currency="EUR" office:value="1132" calcext:value-type="currency">
            <text:p>1 132 €</text:p>
          </table:table-cell>
          <table:table-cell table:style-name="ce10" table:formula="of:=[.C33]-[.B33]" office:value-type="currency" office:currency="EUR" office:value="232" calcext:value-type="currency">
            <text:p>232 €</text:p>
          </table:table-cell>
          <table:table-cell table:style-name="ce11" table:formula="of:=[.D33]/[.B33]" office:value-type="percentage" office:value="0.257777777777778" calcext:value-type="percentage">
            <text:p>25,78%</text:p>
          </table:table-cell>
        </table:table-row>
        <table:table-row table:style-name="ro1">
          <table:table-cell table:style-name="ce2" office:value-type="string" calcext:value-type="string">
            <text:p>Veevarustus; kanalisatsioon; jäätme- ja saastekäitlus</text:p>
          </table:table-cell>
          <table:table-cell table:style-name="ce9" office:value-type="currency" office:currency="EUR" office:value="1216" calcext:value-type="currency">
            <text:p>1 216 €</text:p>
          </table:table-cell>
          <table:table-cell table:style-name="ce9" office:value-type="currency" office:currency="EUR" office:value="1350" calcext:value-type="currency">
            <text:p>1 350 €</text:p>
          </table:table-cell>
          <table:table-cell table:style-name="ce10" table:formula="of:=[.C34]-[.B34]" office:value-type="currency" office:currency="EUR" office:value="134" calcext:value-type="currency">
            <text:p>134 €</text:p>
          </table:table-cell>
          <table:table-cell table:style-name="ce11" table:formula="of:=[.D34]/[.B34]" office:value-type="percentage" office:value="0.110197368421053" calcext:value-type="percentage">
            <text:p>11,02%</text:p>
          </table:table-cell>
        </table:table-row>
        <table:table-row table:style-name="ro1">
          <table:table-cell table:style-name="ce2" office:value-type="string" calcext:value-type="string">
            <text:p>Avalik haldus ja riigikaitse; kohustuslik sotsiaalkindlustus</text:p>
          </table:table-cell>
          <table:table-cell table:style-name="ce9" office:value-type="currency" office:currency="EUR" office:value="1431" calcext:value-type="currency">
            <text:p>1 431 €</text:p>
          </table:table-cell>
          <table:table-cell table:style-name="ce9" office:value-type="currency" office:currency="EUR" office:value="1579" calcext:value-type="currency">
            <text:p>1 579 €</text:p>
          </table:table-cell>
          <table:table-cell table:style-name="ce10" table:formula="of:=[.C35]-[.B35]" office:value-type="currency" office:currency="EUR" office:value="148" calcext:value-type="currency">
            <text:p>148 €</text:p>
          </table:table-cell>
          <table:table-cell table:style-name="ce11" table:formula="of:=[.D35]/[.B35]" office:value-type="percentage" office:value="0.103424178895877" calcext:value-type="percentage">
            <text:p>10,34%</text:p>
          </table:table-cell>
        </table:table-row>
        <table:table-row table:style-name="ro1">
          <table:table-cell table:style-name="ce2" office:value-type="string" calcext:value-type="string">
            <text:p>Tervishoid ja sotsiaalhoolekanne</text:p>
          </table:table-cell>
          <table:table-cell table:style-name="ce9" office:value-type="currency" office:currency="EUR" office:value="1239" calcext:value-type="currency">
            <text:p>1 239 €</text:p>
          </table:table-cell>
          <table:table-cell table:style-name="ce9" office:value-type="currency" office:currency="EUR" office:value="1366" calcext:value-type="currency">
            <text:p>1 366 €</text:p>
          </table:table-cell>
          <table:table-cell table:style-name="ce10" table:formula="of:=[.C36]-[.B36]" office:value-type="currency" office:currency="EUR" office:value="127" calcext:value-type="currency">
            <text:p>127 €</text:p>
          </table:table-cell>
          <table:table-cell table:style-name="ce11" table:formula="of:=[.D36]/[.B36]" office:value-type="percentage" office:value="0.102502017756255" calcext:value-type="percentage">
            <text:p>10,25%</text:p>
          </table:table-cell>
        </table:table-row>
        <table:table-row table:style-name="ro1">
          <table:table-cell table:style-name="ce2" office:value-type="string" calcext:value-type="string">
            <text:p>Kutse-, teadus- ja tehnikaalane tegevus</text:p>
          </table:table-cell>
          <table:table-cell table:style-name="ce9" office:value-type="currency" office:currency="EUR" office:value="1419" calcext:value-type="currency">
            <text:p>1 419 €</text:p>
          </table:table-cell>
          <table:table-cell table:style-name="ce9" office:value-type="currency" office:currency="EUR" office:value="1554" calcext:value-type="currency">
            <text:p>1 554 €</text:p>
          </table:table-cell>
          <table:table-cell table:style-name="ce10" table:formula="of:=[.C37]-[.B37]" office:value-type="currency" office:currency="EUR" office:value="135" calcext:value-type="currency">
            <text:p>135 €</text:p>
          </table:table-cell>
          <table:table-cell table:style-name="ce11" table:formula="of:=[.D37]/[.B37]" office:value-type="percentage" office:value="0.0951374207188161" calcext:value-type="percentage">
            <text:p>9,51%</text:p>
          </table:table-cell>
        </table:table-row>
        <table:table-row table:style-name="ro1">
          <table:table-cell table:style-name="ce2" office:value-type="string" calcext:value-type="string">
            <text:p>Hulgi- ja jaekaubandus; mootorsõidukite ja mootorrataste remont</text:p>
          </table:table-cell>
          <table:table-cell table:style-name="ce9" office:value-type="currency" office:currency="EUR" office:value="1115" calcext:value-type="currency">
            <text:p>1 115 €</text:p>
          </table:table-cell>
          <table:table-cell table:style-name="ce9" office:value-type="currency" office:currency="EUR" office:value="1209" calcext:value-type="currency">
            <text:p>1 209 €</text:p>
          </table:table-cell>
          <table:table-cell table:style-name="ce10" table:formula="of:=[.C38]-[.B38]" office:value-type="currency" office:currency="EUR" office:value="94" calcext:value-type="currency">
            <text:p>94 €</text:p>
          </table:table-cell>
          <table:table-cell table:style-name="ce11" table:formula="of:=[.D38]/[.B38]" office:value-type="percentage" office:value="0.084304932735426" calcext:value-type="percentage">
            <text:p>8,43%</text:p>
          </table:table-cell>
        </table:table-row>
        <table:table-row table:style-name="ro1">
          <table:table-cell table:style-name="ce2" office:value-type="string" calcext:value-type="string">
            <text:p>Finants- ja kindlustustegevus</text:p>
          </table:table-cell>
          <table:table-cell table:style-name="ce9" office:value-type="currency" office:currency="EUR" office:value="1914" calcext:value-type="currency">
            <text:p>1 914 €</text:p>
          </table:table-cell>
          <table:table-cell table:style-name="ce9" office:value-type="currency" office:currency="EUR" office:value="2066" calcext:value-type="currency">
            <text:p>2 066 €</text:p>
          </table:table-cell>
          <table:table-cell table:style-name="ce10" table:formula="of:=[.C39]-[.B39]" office:value-type="currency" office:currency="EUR" office:value="152" calcext:value-type="currency">
            <text:p>152 €</text:p>
          </table:table-cell>
          <table:table-cell table:style-name="ce11" table:formula="of:=[.D39]/[.B39]" office:value-type="percentage" office:value="0.0794148380355277" calcext:value-type="percentage">
            <text:p>7,94%</text:p>
          </table:table-cell>
        </table:table-row>
        <table:table-row table:style-name="ro1">
          <table:table-cell table:style-name="ce2" office:value-type="string" calcext:value-type="string">
            <text:p>Põllumajandus, metsamajandus ja kalapüük</text:p>
          </table:table-cell>
          <table:table-cell table:style-name="ce9" office:value-type="currency" office:currency="EUR" office:value="1082" calcext:value-type="currency">
            <text:p>1 082 €</text:p>
          </table:table-cell>
          <table:table-cell table:style-name="ce9" office:value-type="currency" office:currency="EUR" office:value="1167" calcext:value-type="currency">
            <text:p>1 167 €</text:p>
          </table:table-cell>
          <table:table-cell table:style-name="ce10" table:formula="of:=[.C40]-[.B40]" office:value-type="currency" office:currency="EUR" office:value="85" calcext:value-type="currency">
            <text:p>85 €</text:p>
          </table:table-cell>
          <table:table-cell table:style-name="ce11" table:formula="of:=[.D40]/[.B40]" office:value-type="percentage" office:value="0.0785582255083179" calcext:value-type="percentage">
            <text:p>7,86%</text:p>
          </table:table-cell>
        </table:table-row>
        <table:table-row table:style-name="ro1">
          <table:table-cell table:style-name="ce2" office:value-type="string" calcext:value-type="string">
            <text:p>Majutus ja toitlustus</text:p>
          </table:table-cell>
          <table:table-cell table:style-name="ce9" office:value-type="currency" office:currency="EUR" office:value="799" calcext:value-type="currency">
            <text:p>799 €</text:p>
          </table:table-cell>
          <table:table-cell table:style-name="ce9" office:value-type="currency" office:currency="EUR" office:value="858" calcext:value-type="currency">
            <text:p>858 €</text:p>
          </table:table-cell>
          <table:table-cell table:style-name="ce10" table:formula="of:=[.C41]-[.B41]" office:value-type="currency" office:currency="EUR" office:value="59" calcext:value-type="currency">
            <text:p>59 €</text:p>
          </table:table-cell>
          <table:table-cell table:style-name="ce11" table:formula="of:=[.D41]/[.B41]" office:value-type="percentage" office:value="0.0738423028785982" calcext:value-type="percentage">
            <text:p>7,38%</text:p>
          </table:table-cell>
        </table:table-row>
        <table:table-row table:style-name="ro1">
          <table:table-cell table:style-name="ce2" office:value-type="string" calcext:value-type="string">
            <text:p>Elektrienergia, gaasi, auru ja konditsioneeritud õhuga varustamine</text:p>
          </table:table-cell>
          <table:table-cell table:style-name="ce9" office:value-type="currency" office:currency="EUR" office:value="1615" calcext:value-type="currency">
            <text:p>1 615 €</text:p>
          </table:table-cell>
          <table:table-cell table:style-name="ce9" office:value-type="currency" office:currency="EUR" office:value="1719" calcext:value-type="currency">
            <text:p>1 719 €</text:p>
          </table:table-cell>
          <table:table-cell table:style-name="ce10" table:formula="of:=[.C42]-[.B42]" office:value-type="currency" office:currency="EUR" office:value="104" calcext:value-type="currency">
            <text:p>104 €</text:p>
          </table:table-cell>
          <table:table-cell table:style-name="ce11" table:formula="of:=[.D42]/[.B42]" office:value-type="percentage" office:value="0.0643962848297214" calcext:value-type="percentage">
            <text:p>6,44%</text:p>
          </table:table-cell>
        </table:table-row>
        <table:table-row table:style-name="ro1">
          <table:table-cell table:style-name="ce2" office:value-type="string" calcext:value-type="string">
            <text:p>Töötlev tööstus</text:p>
          </table:table-cell>
          <table:table-cell table:style-name="ce9" office:value-type="currency" office:currency="EUR" office:value="1163" calcext:value-type="currency">
            <text:p>1 163 €</text:p>
          </table:table-cell>
          <table:table-cell table:style-name="ce9" office:value-type="currency" office:currency="EUR" office:value="1234" calcext:value-type="currency">
            <text:p>1 234 €</text:p>
          </table:table-cell>
          <table:table-cell table:style-name="ce10" table:formula="of:=[.C43]-[.B43]" office:value-type="currency" office:currency="EUR" office:value="71" calcext:value-type="currency">
            <text:p>71 €</text:p>
          </table:table-cell>
          <table:table-cell table:style-name="ce11" table:formula="of:=[.D43]/[.B43]" office:value-type="percentage" office:value="0.061049011177988" calcext:value-type="percentage">
            <text:p>6,10%</text:p>
          </table:table-cell>
        </table:table-row>
        <table:table-row table:style-name="ro1">
          <table:table-cell table:style-name="ce2" office:value-type="string" calcext:value-type="string">
            <text:p>Mäetööstus</text:p>
          </table:table-cell>
          <table:table-cell table:style-name="ce9" office:value-type="currency" office:currency="EUR" office:value="1513" calcext:value-type="currency">
            <text:p>1 513 €</text:p>
          </table:table-cell>
          <table:table-cell table:style-name="ce9" office:value-type="currency" office:currency="EUR" office:value="1594" calcext:value-type="currency">
            <text:p>1 594 €</text:p>
          </table:table-cell>
          <table:table-cell table:style-name="ce10" table:formula="of:=[.C44]-[.B44]" office:value-type="currency" office:currency="EUR" office:value="81" calcext:value-type="currency">
            <text:p>81 €</text:p>
          </table:table-cell>
          <table:table-cell table:style-name="ce11" table:formula="of:=[.D44]/[.B44]" office:value-type="percentage" office:value="0.053536021150033" calcext:value-type="percentage">
            <text:p>5,35%</text:p>
          </table:table-cell>
        </table:table-row>
        <table:table-row table:style-name="ro1">
          <table:table-cell table:style-name="ce2" office:value-type="string" calcext:value-type="string">
            <text:p>Ehitus</text:p>
          </table:table-cell>
          <table:table-cell table:style-name="ce9" office:value-type="currency" office:currency="EUR" office:value="1220" calcext:value-type="currency">
            <text:p>1 220 €</text:p>
          </table:table-cell>
          <table:table-cell table:style-name="ce9" office:value-type="currency" office:currency="EUR" office:value="1273" calcext:value-type="currency">
            <text:p>1 273 €</text:p>
          </table:table-cell>
          <table:table-cell table:style-name="ce10" table:formula="of:=[.C45]-[.B45]" office:value-type="currency" office:currency="EUR" office:value="53" calcext:value-type="currency">
            <text:p>53 €</text:p>
          </table:table-cell>
          <table:table-cell table:style-name="ce11" table:formula="of:=[.D45]/[.B45]" office:value-type="percentage" office:value="0.0434426229508197" calcext:value-type="percentage">
            <text:p>4,34%</text:p>
          </table:table-cell>
        </table:table-row>
        <table:table-row table:style-name="ro1">
          <table:table-cell table:style-name="ce2" office:value-type="string" calcext:value-type="string">
            <text:p>Kinnisvaraalane tegevus</text:p>
          </table:table-cell>
          <table:table-cell table:style-name="ce9" office:value-type="currency" office:currency="EUR" office:value="964" calcext:value-type="currency">
            <text:p>964 €</text:p>
          </table:table-cell>
          <table:table-cell table:style-name="ce9" office:value-type="currency" office:currency="EUR" office:value="1004" calcext:value-type="currency">
            <text:p>1 004 €</text:p>
          </table:table-cell>
          <table:table-cell table:style-name="ce10" table:formula="of:=[.C46]-[.B46]" office:value-type="currency" office:currency="EUR" office:value="40" calcext:value-type="currency">
            <text:p>40 €</text:p>
          </table:table-cell>
          <table:table-cell table:style-name="ce11" table:formula="of:=[.D46]/[.B46]" office:value-type="percentage" office:value="0.04149377593361" calcext:value-type="percentage">
            <text:p>4,15%</text:p>
          </table:table-cell>
        </table:table-row>
        <table:table-row table:style-name="ro1">
          <table:table-cell table:style-name="ce2" office:value-type="string" calcext:value-type="string">
            <text:p>Veondus ja laondus</text:p>
          </table:table-cell>
          <table:table-cell table:style-name="ce9" office:value-type="currency" office:currency="EUR" office:value="1199" calcext:value-type="currency">
            <text:p>1 199 €</text:p>
          </table:table-cell>
          <table:table-cell table:style-name="ce9" office:value-type="currency" office:currency="EUR" office:value="1248" calcext:value-type="currency">
            <text:p>1 248 €</text:p>
          </table:table-cell>
          <table:table-cell table:style-name="ce10" table:formula="of:=[.C47]-[.B47]" office:value-type="currency" office:currency="EUR" office:value="49" calcext:value-type="currency">
            <text:p>49 €</text:p>
          </table:table-cell>
          <table:table-cell table:style-name="ce11" table:formula="of:=[.D47]/[.B47]" office:value-type="percentage" office:value="0.0408673894912427" calcext:value-type="percentage">
            <text:p>4,09%</text:p>
          </table:table-cell>
        </table:table-row>
        <table:table-row table:style-name="ro1">
          <table:table-cell table:style-name="ce2" office:value-type="string" calcext:value-type="string">
            <text:p>Info ja side</text:p>
          </table:table-cell>
          <table:table-cell table:style-name="ce9" office:value-type="currency" office:currency="EUR" office:value="2109" calcext:value-type="currency">
            <text:p>2 109 €</text:p>
          </table:table-cell>
          <table:table-cell table:style-name="ce9" office:value-type="currency" office:currency="EUR" office:value="2181" calcext:value-type="currency">
            <text:p>2 181 €</text:p>
          </table:table-cell>
          <table:table-cell table:style-name="ce10" table:formula="of:=[.C48]-[.B48]" office:value-type="currency" office:currency="EUR" office:value="72" calcext:value-type="currency">
            <text:p>72 €</text:p>
          </table:table-cell>
          <table:table-cell table:style-name="ce11" table:formula="of:=[.D48]/[.B48]" office:value-type="percentage" office:value="0.0341394025604552" calcext:value-type="percentage">
            <text:p>3,41%</text:p>
          </table:table-cell>
        </table:table-row>
        <table:table-row table:style-name="ro1">
          <table:table-cell table:style-name="ce2" office:value-type="string" calcext:value-type="string">
            <text:p>Haldus- ja abitegevused</text:p>
          </table:table-cell>
          <table:table-cell table:style-name="ce9" office:value-type="currency" office:currency="EUR" office:value="1167" calcext:value-type="currency">
            <text:p>1 167 €</text:p>
          </table:table-cell>
          <table:table-cell table:style-name="ce9" office:value-type="currency" office:currency="EUR" office:value="1131" calcext:value-type="currency">
            <text:p>1 131 €</text:p>
          </table:table-cell>
          <table:table-cell table:style-name="ce10" table:formula="of:=[.C49]-[.B49]" office:value-type="currency" office:currency="EUR" office:value="-36" calcext:value-type="currency">
            <text:p>-36 €</text:p>
          </table:table-cell>
          <table:table-cell table:style-name="ce12" table:formula="of:=[.D49]/[.B49]" office:value-type="percentage" office:value="-0.0308483290488432" calcext:value-type="percentage">
            <text:p>-3,08%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315.58mm" svg:height="132.53mm" svg:x="188.29mm" svg:y="2.93mm">
            <draw:object draw:notify-on-update-of-ranges="Sheet2.A1:Sheet2.A1 Sheet2.A2:Sheet2.A18 Sheet2.E1:Sheet2.E1 Sheet2.E2:Sheet2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" office:value-type="string" calcext:value-type="string">
            <text:p>valdkond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alga-muutus</text:p>
          </table:table-cell>
          <table:table-cell table:style-name="ce8" office:value-type="string" calcext:value-type="string">
            <text:p>muutuse %</text:p>
          </table:table-cell>
        </table:table-row>
        <table:table-row table:style-name="ro1">
          <table:table-cell table:style-name="ce2" office:value-type="string" calcext:value-type="string">
            <text:p>Haridus</text:p>
          </table:table-cell>
          <table:table-cell table:style-name="ce9" office:value-type="currency" office:currency="EUR" office:value="900" calcext:value-type="currency">
            <text:p>900 €</text:p>
          </table:table-cell>
          <table:table-cell table:style-name="ce9" office:value-type="currency" office:currency="EUR" office:value="1132" calcext:value-type="currency">
            <text:p>1 132 €</text:p>
          </table:table-cell>
          <table:table-cell table:style-name="ce10" table:formula="of:=[.C2]-[.B2]" office:value-type="currency" office:currency="EUR" office:value="232" calcext:value-type="currency">
            <text:p>232 €</text:p>
          </table:table-cell>
          <table:table-cell table:style-name="ce11" table:formula="of:=[.D2]/[.B2]" office:value-type="percentage" office:value="0.257777777777778" calcext:value-type="percentage">
            <text:p>25,78%</text:p>
          </table:table-cell>
        </table:table-row>
        <table:table-row table:style-name="ro1">
          <table:table-cell table:style-name="ce2" office:value-type="string" calcext:value-type="string">
            <text:p>Veevarustus; kanalisatsioon; jäätme- ja saastekäitlus</text:p>
          </table:table-cell>
          <table:table-cell table:style-name="ce9" office:value-type="currency" office:currency="EUR" office:value="1216" calcext:value-type="currency">
            <text:p>1 216 €</text:p>
          </table:table-cell>
          <table:table-cell table:style-name="ce9" office:value-type="currency" office:currency="EUR" office:value="1350" calcext:value-type="currency">
            <text:p>1 350 €</text:p>
          </table:table-cell>
          <table:table-cell table:style-name="ce10" table:formula="of:=[.C3]-[.B3]" office:value-type="currency" office:currency="EUR" office:value="134" calcext:value-type="currency">
            <text:p>134 €</text:p>
          </table:table-cell>
          <table:table-cell table:style-name="ce11" table:formula="of:=[.D3]/[.B3]" office:value-type="percentage" office:value="0.110197368421053" calcext:value-type="percentage">
            <text:p>11,02%</text:p>
          </table:table-cell>
        </table:table-row>
        <table:table-row table:style-name="ro1">
          <table:table-cell table:style-name="ce2" office:value-type="string" calcext:value-type="string">
            <text:p>Avalik haldus ja riigikaitse; kohustuslik sotsiaalkindlustus</text:p>
          </table:table-cell>
          <table:table-cell table:style-name="ce9" office:value-type="currency" office:currency="EUR" office:value="1431" calcext:value-type="currency">
            <text:p>1 431 €</text:p>
          </table:table-cell>
          <table:table-cell table:style-name="ce9" office:value-type="currency" office:currency="EUR" office:value="1579" calcext:value-type="currency">
            <text:p>1 579 €</text:p>
          </table:table-cell>
          <table:table-cell table:style-name="ce10" table:formula="of:=[.C4]-[.B4]" office:value-type="currency" office:currency="EUR" office:value="148" calcext:value-type="currency">
            <text:p>148 €</text:p>
          </table:table-cell>
          <table:table-cell table:style-name="ce11" table:formula="of:=[.D4]/[.B4]" office:value-type="percentage" office:value="0.103424178895877" calcext:value-type="percentage">
            <text:p>10,34%</text:p>
          </table:table-cell>
        </table:table-row>
        <table:table-row table:style-name="ro1">
          <table:table-cell table:style-name="ce2" office:value-type="string" calcext:value-type="string">
            <text:p>Tervishoid ja sotsiaalhoolekanne</text:p>
          </table:table-cell>
          <table:table-cell table:style-name="ce9" office:value-type="currency" office:currency="EUR" office:value="1239" calcext:value-type="currency">
            <text:p>1 239 €</text:p>
          </table:table-cell>
          <table:table-cell table:style-name="ce9" office:value-type="currency" office:currency="EUR" office:value="1366" calcext:value-type="currency">
            <text:p>1 366 €</text:p>
          </table:table-cell>
          <table:table-cell table:style-name="ce10" table:formula="of:=[.C5]-[.B5]" office:value-type="currency" office:currency="EUR" office:value="127" calcext:value-type="currency">
            <text:p>127 €</text:p>
          </table:table-cell>
          <table:table-cell table:style-name="ce11" table:formula="of:=[.D5]/[.B5]" office:value-type="percentage" office:value="0.102502017756255" calcext:value-type="percentage">
            <text:p>10,25%</text:p>
          </table:table-cell>
        </table:table-row>
        <table:table-row table:style-name="ro1">
          <table:table-cell table:style-name="ce2" office:value-type="string" calcext:value-type="string">
            <text:p>Kutse-, teadus- ja tehnikaalane tegevus</text:p>
          </table:table-cell>
          <table:table-cell table:style-name="ce9" office:value-type="currency" office:currency="EUR" office:value="1419" calcext:value-type="currency">
            <text:p>1 419 €</text:p>
          </table:table-cell>
          <table:table-cell table:style-name="ce9" office:value-type="currency" office:currency="EUR" office:value="1554" calcext:value-type="currency">
            <text:p>1 554 €</text:p>
          </table:table-cell>
          <table:table-cell table:style-name="ce10" table:formula="of:=[.C6]-[.B6]" office:value-type="currency" office:currency="EUR" office:value="135" calcext:value-type="currency">
            <text:p>135 €</text:p>
          </table:table-cell>
          <table:table-cell table:style-name="ce11" table:formula="of:=[.D6]/[.B6]" office:value-type="percentage" office:value="0.0951374207188161" calcext:value-type="percentage">
            <text:p>9,51%</text:p>
          </table:table-cell>
        </table:table-row>
        <table:table-row table:style-name="ro1">
          <table:table-cell table:style-name="ce2" office:value-type="string" calcext:value-type="string">
            <text:p>Hulgi- ja jaekaubandus; mootorsõidukite ja mootorrataste remont</text:p>
          </table:table-cell>
          <table:table-cell table:style-name="ce9" office:value-type="currency" office:currency="EUR" office:value="1115" calcext:value-type="currency">
            <text:p>1 115 €</text:p>
          </table:table-cell>
          <table:table-cell table:style-name="ce9" office:value-type="currency" office:currency="EUR" office:value="1209" calcext:value-type="currency">
            <text:p>1 209 €</text:p>
          </table:table-cell>
          <table:table-cell table:style-name="ce10" table:formula="of:=[.C7]-[.B7]" office:value-type="currency" office:currency="EUR" office:value="94" calcext:value-type="currency">
            <text:p>94 €</text:p>
          </table:table-cell>
          <table:table-cell table:style-name="ce11" table:formula="of:=[.D7]/[.B7]" office:value-type="percentage" office:value="0.084304932735426" calcext:value-type="percentage">
            <text:p>8,43%</text:p>
          </table:table-cell>
        </table:table-row>
        <table:table-row table:style-name="ro1">
          <table:table-cell table:style-name="ce2" office:value-type="string" calcext:value-type="string">
            <text:p>Finants- ja kindlustustegevus</text:p>
          </table:table-cell>
          <table:table-cell table:style-name="ce9" office:value-type="currency" office:currency="EUR" office:value="1914" calcext:value-type="currency">
            <text:p>1 914 €</text:p>
          </table:table-cell>
          <table:table-cell table:style-name="ce9" office:value-type="currency" office:currency="EUR" office:value="2066" calcext:value-type="currency">
            <text:p>2 066 €</text:p>
          </table:table-cell>
          <table:table-cell table:style-name="ce10" table:formula="of:=[.C8]-[.B8]" office:value-type="currency" office:currency="EUR" office:value="152" calcext:value-type="currency">
            <text:p>152 €</text:p>
          </table:table-cell>
          <table:table-cell table:style-name="ce11" table:formula="of:=[.D8]/[.B8]" office:value-type="percentage" office:value="0.0794148380355277" calcext:value-type="percentage">
            <text:p>7,94%</text:p>
          </table:table-cell>
        </table:table-row>
        <table:table-row table:style-name="ro1">
          <table:table-cell table:style-name="ce2" office:value-type="string" calcext:value-type="string">
            <text:p>Põllumajandus, metsamajandus ja kalapüük</text:p>
          </table:table-cell>
          <table:table-cell table:style-name="ce9" office:value-type="currency" office:currency="EUR" office:value="1082" calcext:value-type="currency">
            <text:p>1 082 €</text:p>
          </table:table-cell>
          <table:table-cell table:style-name="ce9" office:value-type="currency" office:currency="EUR" office:value="1167" calcext:value-type="currency">
            <text:p>1 167 €</text:p>
          </table:table-cell>
          <table:table-cell table:style-name="ce10" table:formula="of:=[.C9]-[.B9]" office:value-type="currency" office:currency="EUR" office:value="85" calcext:value-type="currency">
            <text:p>85 €</text:p>
          </table:table-cell>
          <table:table-cell table:style-name="ce11" table:formula="of:=[.D9]/[.B9]" office:value-type="percentage" office:value="0.0785582255083179" calcext:value-type="percentage">
            <text:p>7,86%</text:p>
          </table:table-cell>
        </table:table-row>
        <table:table-row table:style-name="ro1">
          <table:table-cell table:style-name="ce2" office:value-type="string" calcext:value-type="string">
            <text:p>Majutus ja toitlustus</text:p>
          </table:table-cell>
          <table:table-cell table:style-name="ce9" office:value-type="currency" office:currency="EUR" office:value="799" calcext:value-type="currency">
            <text:p>799 €</text:p>
          </table:table-cell>
          <table:table-cell table:style-name="ce9" office:value-type="currency" office:currency="EUR" office:value="858" calcext:value-type="currency">
            <text:p>858 €</text:p>
          </table:table-cell>
          <table:table-cell table:style-name="ce10" table:formula="of:=[.C10]-[.B10]" office:value-type="currency" office:currency="EUR" office:value="59" calcext:value-type="currency">
            <text:p>59 €</text:p>
          </table:table-cell>
          <table:table-cell table:style-name="ce11" table:formula="of:=[.D10]/[.B10]" office:value-type="percentage" office:value="0.0738423028785982" calcext:value-type="percentage">
            <text:p>7,38%</text:p>
          </table:table-cell>
        </table:table-row>
        <table:table-row table:style-name="ro1">
          <table:table-cell table:style-name="ce2" office:value-type="string" calcext:value-type="string">
            <text:p>Elektrienergia, gaasi, auru ja konditsioneeritud õhuga varustamine</text:p>
          </table:table-cell>
          <table:table-cell table:style-name="ce9" office:value-type="currency" office:currency="EUR" office:value="1615" calcext:value-type="currency">
            <text:p>1 615 €</text:p>
          </table:table-cell>
          <table:table-cell table:style-name="ce9" office:value-type="currency" office:currency="EUR" office:value="1719" calcext:value-type="currency">
            <text:p>1 719 €</text:p>
          </table:table-cell>
          <table:table-cell table:style-name="ce10" table:formula="of:=[.C11]-[.B11]" office:value-type="currency" office:currency="EUR" office:value="104" calcext:value-type="currency">
            <text:p>104 €</text:p>
          </table:table-cell>
          <table:table-cell table:style-name="ce11" table:formula="of:=[.D11]/[.B11]" office:value-type="percentage" office:value="0.0643962848297214" calcext:value-type="percentage">
            <text:p>6,44%</text:p>
          </table:table-cell>
        </table:table-row>
        <table:table-row table:style-name="ro1">
          <table:table-cell table:style-name="ce2" office:value-type="string" calcext:value-type="string">
            <text:p>Töötlev tööstus</text:p>
          </table:table-cell>
          <table:table-cell table:style-name="ce9" office:value-type="currency" office:currency="EUR" office:value="1163" calcext:value-type="currency">
            <text:p>1 163 €</text:p>
          </table:table-cell>
          <table:table-cell table:style-name="ce9" office:value-type="currency" office:currency="EUR" office:value="1234" calcext:value-type="currency">
            <text:p>1 234 €</text:p>
          </table:table-cell>
          <table:table-cell table:style-name="ce10" table:formula="of:=[.C12]-[.B12]" office:value-type="currency" office:currency="EUR" office:value="71" calcext:value-type="currency">
            <text:p>71 €</text:p>
          </table:table-cell>
          <table:table-cell table:style-name="ce11" table:formula="of:=[.D12]/[.B12]" office:value-type="percentage" office:value="0.061049011177988" calcext:value-type="percentage">
            <text:p>6,10%</text:p>
          </table:table-cell>
        </table:table-row>
        <table:table-row table:style-name="ro1">
          <table:table-cell table:style-name="ce2" office:value-type="string" calcext:value-type="string">
            <text:p>Mäetööstus</text:p>
          </table:table-cell>
          <table:table-cell table:style-name="ce9" office:value-type="currency" office:currency="EUR" office:value="1513" calcext:value-type="currency">
            <text:p>1 513 €</text:p>
          </table:table-cell>
          <table:table-cell table:style-name="ce9" office:value-type="currency" office:currency="EUR" office:value="1594" calcext:value-type="currency">
            <text:p>1 594 €</text:p>
          </table:table-cell>
          <table:table-cell table:style-name="ce10" table:formula="of:=[.C13]-[.B13]" office:value-type="currency" office:currency="EUR" office:value="81" calcext:value-type="currency">
            <text:p>81 €</text:p>
          </table:table-cell>
          <table:table-cell table:style-name="ce11" table:formula="of:=[.D13]/[.B13]" office:value-type="percentage" office:value="0.053536021150033" calcext:value-type="percentage">
            <text:p>5,35%</text:p>
          </table:table-cell>
        </table:table-row>
        <table:table-row table:style-name="ro1">
          <table:table-cell table:style-name="ce2" office:value-type="string" calcext:value-type="string">
            <text:p>Ehitus</text:p>
          </table:table-cell>
          <table:table-cell table:style-name="ce9" office:value-type="currency" office:currency="EUR" office:value="1220" calcext:value-type="currency">
            <text:p>1 220 €</text:p>
          </table:table-cell>
          <table:table-cell table:style-name="ce9" office:value-type="currency" office:currency="EUR" office:value="1273" calcext:value-type="currency">
            <text:p>1 273 €</text:p>
          </table:table-cell>
          <table:table-cell table:style-name="ce10" table:formula="of:=[.C14]-[.B14]" office:value-type="currency" office:currency="EUR" office:value="53" calcext:value-type="currency">
            <text:p>53 €</text:p>
          </table:table-cell>
          <table:table-cell table:style-name="ce11" table:formula="of:=[.D14]/[.B14]" office:value-type="percentage" office:value="0.0434426229508197" calcext:value-type="percentage">
            <text:p>4,34%</text:p>
          </table:table-cell>
        </table:table-row>
        <table:table-row table:style-name="ro1">
          <table:table-cell table:style-name="ce2" office:value-type="string" calcext:value-type="string">
            <text:p>Kinnisvaraalane tegevus</text:p>
          </table:table-cell>
          <table:table-cell table:style-name="ce9" office:value-type="currency" office:currency="EUR" office:value="964" calcext:value-type="currency">
            <text:p>964 €</text:p>
          </table:table-cell>
          <table:table-cell table:style-name="ce9" office:value-type="currency" office:currency="EUR" office:value="1004" calcext:value-type="currency">
            <text:p>1 004 €</text:p>
          </table:table-cell>
          <table:table-cell table:style-name="ce10" table:formula="of:=[.C15]-[.B15]" office:value-type="currency" office:currency="EUR" office:value="40" calcext:value-type="currency">
            <text:p>40 €</text:p>
          </table:table-cell>
          <table:table-cell table:style-name="ce11" table:formula="of:=[.D15]/[.B15]" office:value-type="percentage" office:value="0.04149377593361" calcext:value-type="percentage">
            <text:p>4,15%</text:p>
          </table:table-cell>
        </table:table-row>
        <table:table-row table:style-name="ro1">
          <table:table-cell table:style-name="ce2" office:value-type="string" calcext:value-type="string">
            <text:p>Veondus ja laondus</text:p>
          </table:table-cell>
          <table:table-cell table:style-name="ce9" office:value-type="currency" office:currency="EUR" office:value="1199" calcext:value-type="currency">
            <text:p>1 199 €</text:p>
          </table:table-cell>
          <table:table-cell table:style-name="ce9" office:value-type="currency" office:currency="EUR" office:value="1248" calcext:value-type="currency">
            <text:p>1 248 €</text:p>
          </table:table-cell>
          <table:table-cell table:style-name="ce10" table:formula="of:=[.C16]-[.B16]" office:value-type="currency" office:currency="EUR" office:value="49" calcext:value-type="currency">
            <text:p>49 €</text:p>
          </table:table-cell>
          <table:table-cell table:style-name="ce11" table:formula="of:=[.D16]/[.B16]" office:value-type="percentage" office:value="0.0408673894912427" calcext:value-type="percentage">
            <text:p>4,09%</text:p>
          </table:table-cell>
        </table:table-row>
        <table:table-row table:style-name="ro1">
          <table:table-cell table:style-name="ce2" office:value-type="string" calcext:value-type="string">
            <text:p>Info ja side</text:p>
          </table:table-cell>
          <table:table-cell table:style-name="ce9" office:value-type="currency" office:currency="EUR" office:value="2109" calcext:value-type="currency">
            <text:p>2 109 €</text:p>
          </table:table-cell>
          <table:table-cell table:style-name="ce9" office:value-type="currency" office:currency="EUR" office:value="2181" calcext:value-type="currency">
            <text:p>2 181 €</text:p>
          </table:table-cell>
          <table:table-cell table:style-name="ce10" table:formula="of:=[.C17]-[.B17]" office:value-type="currency" office:currency="EUR" office:value="72" calcext:value-type="currency">
            <text:p>72 €</text:p>
          </table:table-cell>
          <table:table-cell table:style-name="ce11" table:formula="of:=[.D17]/[.B17]" office:value-type="percentage" office:value="0.0341394025604552" calcext:value-type="percentage">
            <text:p>3,41%</text:p>
          </table:table-cell>
        </table:table-row>
        <table:table-row table:style-name="ro1">
          <table:table-cell table:style-name="ce2" office:value-type="string" calcext:value-type="string">
            <text:p>Haldus- ja abitegevused</text:p>
          </table:table-cell>
          <table:table-cell table:style-name="ce9" office:value-type="currency" office:currency="EUR" office:value="1167" calcext:value-type="currency">
            <text:p>1 167 €</text:p>
          </table:table-cell>
          <table:table-cell table:style-name="ce9" office:value-type="currency" office:currency="EUR" office:value="1131" calcext:value-type="currency">
            <text:p>1 131 €</text:p>
          </table:table-cell>
          <table:table-cell table:style-name="ce10" table:formula="of:=[.C18]-[.B18]" office:value-type="currency" office:currency="EUR" office:value="-36" calcext:value-type="currency">
            <text:p>-36 €</text:p>
          </table:table-cell>
          <table:table-cell table:style-name="ce12" table:formula="of:=[.D18]/[.B18]" office:value-type="percentage" office:value="-0.0308483290488432" calcext:value-type="percentage">
            <text:p>-3,08%</text:p>
          </table:table-cell>
        </table:table-row>
        <table:table-row table:style-name="ro1">
          <table:table-cell table:style-name="ce13"/>
          <table:table-cell table:number-columns-repeated="4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B20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A2:Sheet2.E1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1" loext:min-decimal-places="1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rumann</meta:initial-creator>
    <meta:creation-date>2019-01-25T10:38:17.096758389</meta:creation-date>
    <dc:date>2019-01-25T11:12:01.215046533</dc:date>
    <dc:creator>Martin Trumann</dc:creator>
    <meta:editing-duration>PT1S</meta:editing-duration>
    <meta:editing-cycles>1</meta:editing-cycles>
    <meta:document-statistic meta:table-count="2" meta:cell-count="220" meta:object-count="3"/>
    <meta:generator>LibreOffice/6.1.3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8000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653cm" svg:height="12.113cm" xlink:href=".." xlink:type="simple" chart:class="chart:bar" chart:style-name="ch1">
        <chart:title svg:x="16.804cm" svg:y="-0.041cm" chart:style-name="ch2">
          <text:p>Brutopalk</text:p>
        </chart:title>
        <chart:plot-area chart:style-name="ch3" table:cell-range-address="Sheet1.A1:Sheet1.B20" chart:data-source-has-labels="both" svg:x="1.109cm" svg:y="0.652cm" svg:width="32.304cm" svg:height="11.636cm">
          <chartooo:coordinate-region svg:x="2.101cm" svg:y="0.851cm" svg:width="31.312cm" svg:height="5.181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" chart:label-cell-address="Sheet1.B1:Sheet1.B1" chart:class="chart:bar">
            <chart:data-point chart:style-name="ch8"/>
            <chart:data-point chart:style-name="ch9"/>
            <chart:data-point chart:repeated="7"/>
            <chart:data-point chart:style-name="ch9" chart:repeated="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opal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fo ja side</text:p>
                <draw:g>
                  <svg:desc>Sheet1.A2:Sheet1.A20</svg:desc>
                </draw:g>
              </table:table-cell>
              <table:table-cell office:value-type="float" office:value="2181">
                <text:p>2181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Finants- ja kindlustustegevus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Elektrienergia, gaasi, auru ja konditsioneeritud õhuga varustamine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Mäetööstus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Avalik haldus ja riigikaitse; kohustuslik sotsiaalkindlustus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Kutse-, teadus- ja tehnikaalane tegevus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Tervishoid ja sotsiaalhoolekanne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Veevarustus; kanalisatsioon; jäätme- ja saastekäitlus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Ehitus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Veondus ja laondus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Töötlev tööstus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Hulgi- ja jaekaubandus; mootorsõidukite ja mootorrataste remont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Põllumajandus, metsamajandus ja kalapüük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Haridus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Haldus- ja abitegevused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Kunst, meelelahutus ja vaba aeg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Kinnisvaraalane tegevus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Muud teenindavad tegevused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Majutus ja toitlustus</text:p>
              </table:table-cell>
              <table:table-cell office:value-type="float" office:value="858">
                <text:p>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 chart:axis-label-position="outside-start" chart:tick-mark-position="at-labels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59cm" svg:height="13.254cm" xlink:href=".." xlink:type="simple" chart:class="chart:bar" chart:style-name="ch1">
        <chart:title svg:x="13.354cm" svg:y="0.401cm" chart:style-name="ch2">
          <text:p>Palga muutuse protsent</text:p>
        </chart:title>
        <chart:plot-area chart:style-name="ch3" table:cell-range-address="Sheet2.A1:Sheet2.A18 Sheet2.E1:Sheet2.E18" chart:data-source-has-labels="both" svg:x="0.268cm" svg:y="0.976cm" svg:width="30.286cm" svg:height="12.259cm">
          <chartooo:coordinate-region svg:x="1.683cm" svg:y="1.176cm" svg:width="28.871cm" svg:height="4.956cm"/>
          <chart:axis chart:dimension="x" chart:name="primary-x" chart:style-name="ch4" chartooo:axis-type="auto">
            <chartooo:date-scale/>
            <chart:categories table:cell-range-address="Sheet2.A2:Sheet2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8" chart:label-cell-address="Sheet2.E1:Sheet2.E1" chart:class="chart:bar">
            <chart:data-point chart:repeated="1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utuse %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ridus</text:p>
                <draw:g>
                  <svg:desc>Sheet2.A2:Sheet2.A18</svg:desc>
                </draw:g>
              </table:table-cell>
              <table:table-cell office:value-type="float" office:value="0.257777777777778">
                <text:p>0.257777777777778</text:p>
                <draw:g>
                  <svg:desc>Sheet2.E2:Sheet2.E18</svg:desc>
                </draw:g>
              </table:table-cell>
            </table:table-row>
            <table:table-row>
              <table:table-cell office:value-type="string">
                <text:p>Veevarustus; kanalisatsioon; jäätme- ja saastekäitlus</text:p>
              </table:table-cell>
              <table:table-cell office:value-type="float" office:value="0.110197368421053">
                <text:p>0.110197368421053</text:p>
              </table:table-cell>
            </table:table-row>
            <table:table-row>
              <table:table-cell office:value-type="string">
                <text:p>Avalik haldus ja riigikaitse; kohustuslik sotsiaalkindlustus</text:p>
              </table:table-cell>
              <table:table-cell office:value-type="float" office:value="0.103424178895877">
                <text:p>0.103424178895877</text:p>
              </table:table-cell>
            </table:table-row>
            <table:table-row>
              <table:table-cell office:value-type="string">
                <text:p>Tervishoid ja sotsiaalhoolekanne</text:p>
              </table:table-cell>
              <table:table-cell office:value-type="float" office:value="0.102502017756255">
                <text:p>0.102502017756255</text:p>
              </table:table-cell>
            </table:table-row>
            <table:table-row>
              <table:table-cell office:value-type="string">
                <text:p>Kutse-, teadus- ja tehnikaalane tegevus</text:p>
              </table:table-cell>
              <table:table-cell office:value-type="float" office:value="0.0951374207188161">
                <text:p>0.0951374207188161</text:p>
              </table:table-cell>
            </table:table-row>
            <table:table-row>
              <table:table-cell office:value-type="string">
                <text:p>Hulgi- ja jaekaubandus; mootorsõidukite ja mootorrataste remont</text:p>
              </table:table-cell>
              <table:table-cell office:value-type="float" office:value="0.084304932735426">
                <text:p>0.084304932735426</text:p>
              </table:table-cell>
            </table:table-row>
            <table:table-row>
              <table:table-cell office:value-type="string">
                <text:p>Finants- ja kindlustustegevus</text:p>
              </table:table-cell>
              <table:table-cell office:value-type="float" office:value="0.0794148380355277">
                <text:p>0.0794148380355277</text:p>
              </table:table-cell>
            </table:table-row>
            <table:table-row>
              <table:table-cell office:value-type="string">
                <text:p>Põllumajandus, metsamajandus ja kalapüük</text:p>
              </table:table-cell>
              <table:table-cell office:value-type="float" office:value="0.0785582255083179">
                <text:p>0.0785582255083179</text:p>
              </table:table-cell>
            </table:table-row>
            <table:table-row>
              <table:table-cell office:value-type="string">
                <text:p>Majutus ja toitlustus</text:p>
              </table:table-cell>
              <table:table-cell office:value-type="float" office:value="0.0738423028785982">
                <text:p>0.0738423028785982</text:p>
              </table:table-cell>
            </table:table-row>
            <table:table-row>
              <table:table-cell office:value-type="string">
                <text:p>Elektrienergia, gaasi, auru ja konditsioneeritud õhuga varustamine</text:p>
              </table:table-cell>
              <table:table-cell office:value-type="float" office:value="0.0643962848297214">
                <text:p>0.0643962848297214</text:p>
              </table:table-cell>
            </table:table-row>
            <table:table-row>
              <table:table-cell office:value-type="string">
                <text:p>Töötlev tööstus</text:p>
              </table:table-cell>
              <table:table-cell office:value-type="float" office:value="0.061049011177988">
                <text:p>0.061049011177988</text:p>
              </table:table-cell>
            </table:table-row>
            <table:table-row>
              <table:table-cell office:value-type="string">
                <text:p>Mäetööstus</text:p>
              </table:table-cell>
              <table:table-cell office:value-type="float" office:value="0.053536021150033">
                <text:p>0.053536021150033</text:p>
              </table:table-cell>
            </table:table-row>
            <table:table-row>
              <table:table-cell office:value-type="string">
                <text:p>Ehitus</text:p>
              </table:table-cell>
              <table:table-cell office:value-type="float" office:value="0.0434426229508197">
                <text:p>0.0434426229508197</text:p>
              </table:table-cell>
            </table:table-row>
            <table:table-row>
              <table:table-cell office:value-type="string">
                <text:p>Kinnisvaraalane tegevus</text:p>
              </table:table-cell>
              <table:table-cell office:value-type="float" office:value="0.04149377593361">
                <text:p>0.04149377593361</text:p>
              </table:table-cell>
            </table:table-row>
            <table:table-row>
              <table:table-cell office:value-type="string">
                <text:p>Veondus ja laondus</text:p>
              </table:table-cell>
              <table:table-cell office:value-type="float" office:value="0.0408673894912427">
                <text:p>0.0408673894912427</text:p>
              </table:table-cell>
            </table:table-row>
            <table:table-row>
              <table:table-cell office:value-type="string">
                <text:p>Info ja side</text:p>
              </table:table-cell>
              <table:table-cell office:value-type="float" office:value="0.0341394025604552">
                <text:p>0.0341394025604552</text:p>
              </table:table-cell>
            </table:table-row>
            <table:table-row>
              <table:table-cell office:value-type="string">
                <text:p>Haldus- ja abitegevused</text:p>
              </table:table-cell>
              <table:table-cell office:value-type="float" office:value="-0.0308483290488432">
                <text:p>-0.0308483290488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 chart:axis-label-position="outside-start" chart:tick-mark-position="at-labels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59cm" svg:height="13.254cm" xlink:href=".." xlink:type="simple" chart:class="chart:bar" chart:style-name="ch1">
        <chart:title svg:x="13.354cm" svg:y="0.401cm" chart:style-name="ch2">
          <text:p>Palga muutuse protsent</text:p>
        </chart:title>
        <chart:plot-area chart:style-name="ch3" table:cell-range-address="Sheet2.A2:Sheet2.A18 Sheet2.E1:Sheet2.E18" chart:data-source-has-labels="both" svg:x="-0.062cm" svg:y="1.441cm" svg:width="30.283cm" svg:height="11.832cm">
          <chartooo:coordinate-region svg:x="1.353cm" svg:y="1.641cm" svg:width="28.868cm" svg:height="4.953cm"/>
          <chart:axis chart:dimension="x" chart:name="primary-x" chart:style-name="ch4" chartooo:axis-type="auto">
            <chartooo:date-scale/>
            <chart:categories table:cell-range-address="Sheet2.A2:Sheet2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8" chart:label-cell-address="Sheet2.E1:Sheet2.E1" chart:class="chart:bar">
            <chart:data-point chart:repeated="1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utuse %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ridus</text:p>
                <draw:g>
                  <svg:desc>Sheet2.A2:Sheet2.A18</svg:desc>
                </draw:g>
              </table:table-cell>
              <table:table-cell office:value-type="float" office:value="0.257777777777778">
                <text:p>0.257777777777778</text:p>
                <draw:g>
                  <svg:desc>Sheet2.E2:Sheet2.E18</svg:desc>
                </draw:g>
              </table:table-cell>
            </table:table-row>
            <table:table-row>
              <table:table-cell office:value-type="string">
                <text:p>Veevarustus; kanalisatsioon; jäätme- ja saastekäitlus</text:p>
              </table:table-cell>
              <table:table-cell office:value-type="float" office:value="0.110197368421053">
                <text:p>0.110197368421053</text:p>
              </table:table-cell>
            </table:table-row>
            <table:table-row>
              <table:table-cell office:value-type="string">
                <text:p>Avalik haldus ja riigikaitse; kohustuslik sotsiaalkindlustus</text:p>
              </table:table-cell>
              <table:table-cell office:value-type="float" office:value="0.103424178895877">
                <text:p>0.103424178895877</text:p>
              </table:table-cell>
            </table:table-row>
            <table:table-row>
              <table:table-cell office:value-type="string">
                <text:p>Tervishoid ja sotsiaalhoolekanne</text:p>
              </table:table-cell>
              <table:table-cell office:value-type="float" office:value="0.102502017756255">
                <text:p>0.102502017756255</text:p>
              </table:table-cell>
            </table:table-row>
            <table:table-row>
              <table:table-cell office:value-type="string">
                <text:p>Kutse-, teadus- ja tehnikaalane tegevus</text:p>
              </table:table-cell>
              <table:table-cell office:value-type="float" office:value="0.0951374207188161">
                <text:p>0.0951374207188161</text:p>
              </table:table-cell>
            </table:table-row>
            <table:table-row>
              <table:table-cell office:value-type="string">
                <text:p>Hulgi- ja jaekaubandus; mootorsõidukite ja mootorrataste remont</text:p>
              </table:table-cell>
              <table:table-cell office:value-type="float" office:value="0.084304932735426">
                <text:p>0.084304932735426</text:p>
              </table:table-cell>
            </table:table-row>
            <table:table-row>
              <table:table-cell office:value-type="string">
                <text:p>Finants- ja kindlustustegevus</text:p>
              </table:table-cell>
              <table:table-cell office:value-type="float" office:value="0.0794148380355277">
                <text:p>0.0794148380355277</text:p>
              </table:table-cell>
            </table:table-row>
            <table:table-row>
              <table:table-cell office:value-type="string">
                <text:p>Põllumajandus, metsamajandus ja kalapüük</text:p>
              </table:table-cell>
              <table:table-cell office:value-type="float" office:value="0.0785582255083179">
                <text:p>0.0785582255083179</text:p>
              </table:table-cell>
            </table:table-row>
            <table:table-row>
              <table:table-cell office:value-type="string">
                <text:p>Majutus ja toitlustus</text:p>
              </table:table-cell>
              <table:table-cell office:value-type="float" office:value="0.0738423028785982">
                <text:p>0.0738423028785982</text:p>
              </table:table-cell>
            </table:table-row>
            <table:table-row>
              <table:table-cell office:value-type="string">
                <text:p>Elektrienergia, gaasi, auru ja konditsioneeritud õhuga varustamine</text:p>
              </table:table-cell>
              <table:table-cell office:value-type="float" office:value="0.0643962848297214">
                <text:p>0.0643962848297214</text:p>
              </table:table-cell>
            </table:table-row>
            <table:table-row>
              <table:table-cell office:value-type="string">
                <text:p>Töötlev tööstus</text:p>
              </table:table-cell>
              <table:table-cell office:value-type="float" office:value="0.061049011177988">
                <text:p>0.061049011177988</text:p>
              </table:table-cell>
            </table:table-row>
            <table:table-row>
              <table:table-cell office:value-type="string">
                <text:p>Mäetööstus</text:p>
              </table:table-cell>
              <table:table-cell office:value-type="float" office:value="0.053536021150033">
                <text:p>0.053536021150033</text:p>
              </table:table-cell>
            </table:table-row>
            <table:table-row>
              <table:table-cell office:value-type="string">
                <text:p>Ehitus</text:p>
              </table:table-cell>
              <table:table-cell office:value-type="float" office:value="0.0434426229508197">
                <text:p>0.0434426229508197</text:p>
              </table:table-cell>
            </table:table-row>
            <table:table-row>
              <table:table-cell office:value-type="string">
                <text:p>Kinnisvaraalane tegevus</text:p>
              </table:table-cell>
              <table:table-cell office:value-type="float" office:value="0.04149377593361">
                <text:p>0.04149377593361</text:p>
              </table:table-cell>
            </table:table-row>
            <table:table-row>
              <table:table-cell office:value-type="string">
                <text:p>Veondus ja laondus</text:p>
              </table:table-cell>
              <table:table-cell office:value-type="float" office:value="0.0408673894912427">
                <text:p>0.0408673894912427</text:p>
              </table:table-cell>
            </table:table-row>
            <table:table-row>
              <table:table-cell office:value-type="string">
                <text:p>Info ja side</text:p>
              </table:table-cell>
              <table:table-cell office:value-type="float" office:value="0.0341394025604552">
                <text:p>0.0341394025604552</text:p>
              </table:table-cell>
            </table:table-row>
            <table:table-row>
              <table:table-cell office:value-type="string">
                <text:p>Haldus- ja abitegevused</text:p>
              </table:table-cell>
              <table:table-cell office:value-type="float" office:value="-0.0308483290488432">
                <text:p>-0.0308483290488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